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feda" officeooo:paragraph-rsid="0009fed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>
      <style:text-properties officeooo:rsid="0007b35a" officeooo:paragraph-rsid="0007b35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Énoncé du Travail</text:h>
      <text:p text:style-name="Text_20_body">Albion University est une grande université qui possède deux campus situés à 20 miles l'un de l'autre. Les étudiants et le personnel de l'université sont répartis dans 4 facultés : la faculté de Santé et Sciences, la faculté de Commerce, la faculté d'Ingénierie/Informatique et la faculté d'Art/Design. Chaque membre du personnel dispose d'un PC et les étudiants ont accès aux PC dans les laboratoires.</text:p>
      <text:p text:style-name="Horizontal_20_Line"/>
      <text:h text:style-name="Heading_20_3" text:outline-level="3">Exigences :</text:h>
      <text:p text:style-name="Text_20_body"><text:span text:style-name="Strong_20_Emphasis">a. Créer une topologie réseau avec les composants principaux pour répondre aux besoins suivants :</text:span></text:p>
      <text:list text:style-name="L1">
        <text:list-item>
          <text:p text:style-name="P3"><text:span text:style-name="Strong_20_Emphasis">Campus principal :</text:span> </text:p>
          <text:list>
            <text:list-item>
              <text:p text:style-name="P3"><text:span text:style-name="Strong_20_Emphasis">Bâtiment A :</text:span> Personnel administratif des départements de management, RH et finance. Les PC du personnel administratif sont répartis dans les bureaux du bâtiment et il est prévu qu'ils partagent certains équipements réseau (<text:span text:style-name="Strong_20_Emphasis">Indice : l'utilisation des VLANs est attendue ici</text:span>). La faculté de Commerce est également située dans ce bâtiment. </text:p>
            </text:list-item>
            <text:list-item>
              <text:p text:style-name="P3"><text:span text:style-name="Strong_20_Emphasis">Bâtiment B :</text:span> Faculté d'Ingénierie et Informatique et Faculté d'Art et Design. </text:p>
            </text:list-item>
            <text:list-item>
              <text:p text:style-name="P3"><text:span text:style-name="Strong_20_Emphasis">Bâtiment C :</text:span> Laboratoires étudiants et département informatique. Le département informatique héberge le serveur Web de l'université et d'autres serveurs. </text:p>
            </text:list-item>
            <text:list-item>
              <text:p text:style-name="P3">Il existe également un serveur de messagerie hébergé en externe sur le cloud. </text:p>
            </text:list-item>
          </text:list>
        </text:list-item>
        <text:list-item>
          <text:p text:style-name="P3"><text:span text:style-name="Strong_20_Emphasis">Campus secondaire :</text:span> </text:p>
          <text:list>
            <text:list-item>
              <text:p text:style-name="P2">Faculté de Santé et Sciences (les laboratoires du personnel et des étudiants sont situés à des étages séparés). </text:p>
            </text:list-item>
          </text:list>
        </text:list-item>
      </text:list>
      <text:p text:style-name="Text_20_body"><text:span text:style-name="Strong_20_Emphasis">b. Vous devrez configurer les équipements principaux et quelques équipements terminaux pour assurer une connectivité de bout en bout et l'accès aux serveurs internes et au serveur externe.</text:span></text:p>
      <text:list text:style-name="L2">
        <text:list-item>
          <text:p text:style-name="P5">Chaque département/faculté doit être sur son propre réseau IP distinct. </text:p>
        </text:list-item>
        <text:list-item>
          <text:p text:style-name="P5">Les commutateurs doivent être configurés avec des VLANs appropriés et des paramètres de sécurité. </text:p>
        </text:list-item>
        <text:list-item>
          <text:p text:style-name="P5">RIPv2 sera utilisé pour fournir le routage pour les routeurs du réseau interne et le routage statique pour le serveur externe. </text:p>
        </text:list-item>
        <text:list-item>
          <text:p text:style-name="P4">Les équipements du bâtiment A devront acquérir des adresses IP dynamiques depuis un serveur DHCP basé sur un routeur.</text:p>
        </text:list-item>
      </text:list>
      <text:p text:style-name="P6"><text:span text:style-name="Strong_20_Emphasis">Tâche 1</text:span> : Votre mission est de planifier, concevoir et prototyper la topologie réseau de l'Université Albion en utilisant Cisco Packet Tracer. <text:span text:style-name="Strong_20_Emphasis">Un retour formatif sera donné sur cette tâche à la semaine 6.</text:span></text:p>
      <text:p text:style-name="Text_20_body"><text:span text:style-name="Strong_20_Emphasis">Tâche 2</text:span> : Configurer dans Packet Tracer le réseau avec les paramètres appropriés afin d'assurer la connectivité et les fonctionnalités spécifiées dans les exigences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8T10:37:16.122392355</meta:creation-date>
    <dc:date>2026-03-08T17:21:56.430717186</dc:date>
    <meta:editing-duration>PT31M39S</meta:editing-duration>
    <meta:editing-cycles>1</meta:editing-cycles>
    <meta:document-statistic meta:table-count="0" meta:image-count="0" meta:object-count="0" meta:page-count="1" meta:paragraph-count="18" meta:word-count="365" meta:character-count="2307" meta:non-whitespace-character-count="1961"/>
    <meta:generator>LibreOffice/24.2.7.2$Linux_X86_64 LibreOffice_project/420$Build-2</meta:generator>
  </office:meta>
</office:document-meta>
</file>